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4889f" officeooo:paragraph-rsid="0014889f"/>
    </style:style>
    <style:style style:name="P2" style:family="paragraph" style:parent-style-name="Text_20_body">
      <style:text-properties officeooo:rsid="0014889f" officeooo:paragraph-rsid="0014889f"/>
    </style:style>
    <style:style style:name="P3" style:family="paragraph" style:parent-style-name="Text_20_body">
      <style:text-properties officeooo:paragraph-rsid="0014889f"/>
    </style:style>
    <style:style style:name="P4" style:family="paragraph" style:parent-style-name="Title">
      <style:text-properties officeooo:rsid="0014889f" officeooo:paragraph-rsid="001488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fvinkodracht 1</text:p>
      <text:h text:style-name="P1" text:outline-level="1">Opdracht 1</text:h>
      <text:p text:style-name="P2">A<text:tab/>O(n)</text:p>
      <text:p text:style-name="P2">B<text:tab/>O(n^2)</text:p>
      <text:p text:style-name="P2">C<text:tab/>O(n^3)</text:p>
      <text:p text:style-name="P2">D<text:tab/>O(n)</text:p>
      <text:p text:style-name="P2">E<text:tab/>O(n)</text:p>
      <text:p text:style-name="P2">F<text:tab/>O(n)</text:p>
      <text:p text:style-name="P2">G<text:tab/>O(log(n))</text:p>
      <text:p text:style-name="P2">H<text:tab/>O(n)</text:p>
      <text:p text:style-name="P2">I<text:tab/>O(n)</text:p>
      <text:h text:style-name="P1" text:outline-level="1">Opdracht 2</text:h>
      <text:p text:style-name="P2">Uitwerking van de merge sort</text:p>
      <text:h text:style-name="P1" text:outline-level="1">Opdracht 3</text:h>
      <text:p text:style-name="P2">Op mijn laptop doet de lijst er ongeveer 8 minuten over</text:p>
      <text:h text:style-name="P1" text:outline-level="1">Opdracht 4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3:01:22.953765890</meta:creation-date>
    <dc:date>2020-11-18T16:41:05.021572592</dc:date>
    <meta:editing-duration>PT3H29M32S</meta:editing-duration>
    <meta:editing-cycles>1</meta:editing-cycles>
    <meta:document-statistic meta:table-count="0" meta:image-count="0" meta:object-count="0" meta:page-count="1" meta:paragraph-count="16" meta:word-count="44" meta:character-count="201" meta:non-whitespace-character-count="173"/>
    <meta:generator>LibreOffice/6.4.6.2$Linux_X86_64 LibreOffice_project/40$Build-2</meta:generator>
  </office:meta>
</office:document-meta>
</file>